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min-row-height="0.209in"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.2" style:family="table-row">
      <style:table-row-properties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font-size-asian="10pt" style:font-name-complex="David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9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19.5.14</text:span></text:p>
      <text:p text:style-name="P4"/>
      <text:p text:style-name="P4"/>
      <text:p text:style-name="P6"/>
      <text:p text:style-name="P7"><text:span text:style-name="T5">נתונים עיקריים לשלבים הראשונים לטיפול באירוע</text:span></text:p>
      <text:p text:style-name="Standard"><text:span text:style-name="T4">תיק <text:s/></text:span><text:span text:style-name="T6">80916</text:span></text:p>
      <text:p text:style-name="P8"/>
      <text:p text:style-name="Standard"><text:span text:style-name="T4">שם העסק/מבנה</text:span><text:span text:style-name="T3"> <text:s text:c="2"/></text:span><text:span text:style-name="T1">מיבנה בניין לזרוב 33 מסחר</text:span></text:p>
      <text:p text:style-name="P9"/>
      <text:p text:style-name="Standard"><text:span text:style-name="T4">כתובת</text:span><text:span text:style-name="T1"> <text:s/>רח' לזרוב 33 ראשון לציון אזור תעשיה חדש</text:span></text:p>
      <text:p text:style-name="P9"/>
      <text:p text:style-name="Standard"><text:span text:style-name="T4">טלפון</text:span><text:span text:style-name="T1"> <text:s text:c="141"/></text:span></text:p>
      <text:p text:style-name="P9"/>
      <text:p text:style-name="Standard"><text:span text:style-name="T4">המפתחות נמצאים</text:span><text:span text:style-name="T1"> <text:s text:c="5"/>משרד בעלים</text:span></text:p>
      <text:p text:style-name="P4"/>
      <text:p text:style-name="Standard"><text:span text:style-name="T4">מיקום מפסק זרם ראשי</text:span><text:span text:style-name="T1"> <text:s text:c="3"/>נמצא בכניסה ראשית סמוך לדלפק קבלה ארון חשמל ראשי</text:span></text:p>
      <text:p text:style-name="Standard"><text:span text:style-name="T1"><text:s text:c="43"/>כולל מע' גילוי אש <text:s/>וניתוק גנרטור <text:s text:c="17"/></text:span></text:p>
      <text:p text:style-name="Standard"><text:span text:style-name="T1"><text:s text:c="165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 <text:s text:c="7"/></text:span><text:span text:style-name="T4">קומת חניון <text:s text:c="2"/>שחרור עשן טיבעי</text:span></text:p>
      <text:p text:style-name="P3"/>
      <text:p text:style-name="Standard"><text:span text:style-name="T4">מיקום ברזי כיבוי עיקריים "3</text:span><text:span text:style-name="T1"> <text:s/>רחבת היערכות על כביש לזרוב חזית סמוך לגינה</text:span></text:p>
      <text:p text:style-name="Standard"><text:span text:style-name="T1"><text:s text:c="51"/>ומסביב למבנה</text:span></text:p>
      <text:p text:style-name="Standard"><text:span text:style-name="T1"><text:s text:c="51"/>גמל מים ראשי נמצא בכניסה למבנה חזית צפון מערב</text:span></text:p>
      <text:p text:style-name="P4"/>
      <text:p text:style-name="P4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רינת אורון</text:span></text:p>
          </table:table-cell>
          <table:table-cell table:style-name="Table2.A1" office:value-type="string">
            <text:p text:style-name="P1"><text:span text:style-name="T1">בעלים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0-5373754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דני עמר</text:span></text:p>
          </table:table-cell>
          <table:table-cell table:style-name="Table2.A1" office:value-type="string">
            <text:p text:style-name="P1"><text:span text:style-name="T1">בעלים</text:span></text:p>
          </table:table-cell>
          <table:table-cell table:style-name="Table2.A1" office:value-type="string">
            <text:p text:style-name="P1"><text:span text:style-name="T1">03-5564744</text:span></text:p>
          </table:table-cell>
          <table:table-cell table:style-name="Table2.A1" office:value-type="string">
            <text:p text:style-name="P1"><text:span text:style-name="T1">052-3240197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שמשון גסן</text:span></text:p>
          </table:table-cell>
          <table:table-cell table:style-name="Table2.A1" office:value-type="string">
            <text:p text:style-name="P1"><text:span text:style-name="T1">אחזקה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2-3591343</text:span></text:p>
          </table:table-cell>
          <table:table-cell table:style-name="Table2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ז גפ"מ- <text:s text:c="2"/></text:span><text:span text:style-name="T4">2 צוברים נמצאים בקומת קרקע חזית מול כניסה ראשית <text:s/>(מסעדת אגדיר)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גז גפ"מ </text:span><text:span text:style-name="T4">- 2 בלוני גז מגודרים נמצאים בקומת כניבה מחוץ למבנה מאחורי מכללת שף 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ניון תת קרקעי</text:span></text:p>
          </table:table-cell>
        </table:table-row>
      </table:table>
      <text:p text:style-name="Standard"><text:span text:style-name="T1"><text:s text:c="368"/></text:span></text:p>
      <text:p text:style-name="P5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בחצר הבניין חזית רח' לזרוב.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עמדת כיבוי ומגוף שליטה קומתי מע' ספרינקלרים נמצא באמצע הפרוזדור בארון</text:span></text:p>
          </table:table-cell>
        </table:table-row>
        <table:table-row table:style-name="Table5.2">
          <table:table-cell table:style-name="Table5.A1" office:value-type="string">
            <text:p text:style-name="P1"><text:span text:style-name="T1">חדר משאבות נמצא בקומת החניון כולל מגוף ראשי ומאגר מים. <text:s text:c="2"/></text:span><text:span text:style-name="T4">מערכת גילוי משנית</text:span></text:p>
          </table:table-cell>
        </table:table-row>
        <table:table-row table:style-name="Table5.2">
          <table:table-cell table:style-name="Table5.A1" office:value-type="string">
            <text:p text:style-name="P1"><text:span text:style-name="T1">גנרטור חירום נמצא בקומת חניון 1- <text:s text:c="2"/></text:span></text:p>
          </table:table-cell>
        </table:table-row>
        <table:table-row table:style-name="Table5.2">
          <table:table-cell table:style-name="Table5.A1" office:value-type="string">
            <text:p text:style-name="P1"><text:span text:style-name="T1">חדר חשמל מתח גבוה נמצא בקומת החניון צמוד למנהרה.</text:span></text:p>
          </table:table-cell>
        </table:table-row>
      </table:table>
      <text:p text:style-name="P4"><text:soft-page-break/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3</meta:editing-cycles>
    <meta:print-date>2014-05-19T09:12:00</meta:print-date>
    <meta:creation-date>2014-05-19T09:12:00</meta:creation-date>
    <dc:date>2014-05-19T09:16:00</dc:date>
    <meta:editing-duration>PT5S</meta:editing-duration>
    <meta:generator>OpenOffice/4.0.1$Win32 OpenOffice.org_project/401m5$Build-9714</meta:generator>
    <meta:document-statistic meta:table-count="5" meta:image-count="0" meta:object-count="0" meta:page-count="2" meta:paragraph-count="65" meta:word-count="252" meta:character-count="221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